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799cm" fo:min-width="0.676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99cm" fo:min-width="0.676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03cm" fo:min-width="0.453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62cm" fo:min-width="0.812cm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02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02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513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ce181e"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e181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ce181e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tente effettua l’ordin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. ordin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. richiesta al gateway</text:span><text:span text:style-name="T2"><text:line-break/></text:span><text:span text:style-name="T2">per il pagament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. conferma dati e transazion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. inoltro pagamento</text:span></text:p>
          <text:p text:style-name="P5"><text:span text:style-name="T2">al venditor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. risposta dal serve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. risposta</text:span><text:span text:style-name="T2"><text:line-break/></text:span><text:span text:style-name="T2">dal gatewa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. risposta dalla banc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1.524cm" svg:height="1.397cm" svg:x="11.922cm" svg:y="1.508cm">
          <text:p text:style-name="P5"><text:span text:style-name="T3">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1" draw:id="id1" draw:layer="layout" svg:width="1.524cm" svg:height="1.397cm" svg:x="5.699cm" svg:y="5.745cm">
          <text:p text:style-name="P5"><text:span text:style-name="T3">Message</text:span><text:span text:style-name="T3"><text:line-break/></text:span><text:span text:style-name="T3">(block 1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4" draw:id="id4" draw:layer="layout" svg:width="1.524cm" svg:height="1.397cm" svg:x="9.306cm" svg:y="5.745cm">
          <text:p text:style-name="P5"><text:span text:style-name="T3">Message</text:span><text:span text:style-name="T3"><text:line-break/></text:span><text:span text:style-name="T3">(block 2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3" draw:id="id3" draw:layer="layout" svg:width="1.524cm" svg:height="1.397cm" svg:x="15.613cm" svg:y="5.745cm">
          <text:p text:style-name="P5"><text:span text:style-name="T3">Message</text:span></text:p>
          <text:p text:style-name="P5"><text:span text:style-name="T3">(block n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5" xml:id="id2" draw:id="id2" draw:layer="layout" svg:x1="12.684cm" svg:y1="2.905cm" svg:x2="12.684cm" svg:y2="4.683cm">
          <text:p/>
        </draw:line>
        <draw:connector draw:style-name="gr11" draw:text-style-name="P5" draw:layer="layout" svg:x1="6.461cm" svg:y1="5.745cm" svg:x2="12.684cm" svg:y2="4.683cm" draw:start-shape="id1" draw:start-glue-point="0" draw:end-shape="id2" draw:end-glue-point="2" svg:d="M6461 5745v-532h6223v-530" svg:viewBox="0 0 6224 1063">
          <text:p/>
        </draw:connector>
        <draw:connector draw:style-name="gr11" draw:text-style-name="P5" draw:layer="layout" svg:x1="16.375cm" svg:y1="5.745cm" svg:x2="12.684cm" svg:y2="4.683cm" draw:start-shape="id3" draw:start-glue-point="0" draw:end-shape="id2" draw:end-glue-point="2" svg:d="M16375 5745v-532h-3691v-530" svg:viewBox="0 0 3692 1063">
          <text:p/>
        </draw:connector>
        <draw:connector draw:style-name="gr11" draw:text-style-name="P5" draw:layer="layout" svg:x1="10.068cm" svg:y1="5.745cm" svg:x2="10.048cm" svg:y2="5.183cm" draw:start-shape="id4" draw:start-glue-point="0" svg:d="M10068 5745v-532h-20v-30" svg:viewBox="0 0 21 563">
          <text:p/>
        </draw:connector>
        <draw:line draw:style-name="gr12" draw:text-style-name="P9" draw:layer="layout" svg:x1="12.276cm" svg:y1="3.894cm" svg:x2="13.165cm" svg:y2="3.386cm">
          <text:p text:style-name="P5"><text:span text:style-name="T4">512 bit</text:span><text:span text:style-name="T4"><text:line-break/></text:span><text:span text:style-name="T4"/></text:p>
        </draw:line>
        <draw:custom-shape draw:style-name="gr13" draw:text-style-name="P10" xml:id="id5" draw:id="id5" draw:layer="layout" svg:width="1.905cm" svg:height="1.905cm" svg:x="6.826cm" svg:y="8.247cm">
          <text:p text:style-name="P5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" draw:id="id6" draw:layer="layout" svg:width="1.905cm" svg:height="1.905cm" svg:x="10.426cm" svg:y="8.247cm">
          <text:p text:style-name="P5"><text:span text:style-name="T3">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" draw:id="id7" draw:layer="layout" svg:width="1.905cm" svg:height="1.905cm" svg:x="16.726cm" svg:y="8.247cm">
          <text:p text:style-name="P5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8" draw:id="id8" draw:layer="layout" svg:width="1.854cm" svg:height="1.854cm" svg:x="4.032cm" svg:y="8.258cm">
          <text:p text:style-name="P5"><text:span text:style-name="T3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6.461cm" svg:y1="7.142cm" svg:x2="7.779cm" svg:y2="8.247cm" draw:start-shape="id1" draw:start-glue-point="2" draw:end-shape="id5" draw:end-glue-point="4" svg:d="M6461 7142v552h1318v553" svg:viewBox="0 0 1319 1106">
          <text:p/>
        </draw:connector>
        <draw:connector draw:style-name="gr15" draw:text-style-name="P2" draw:layer="layout" svg:x1="10.068cm" svg:y1="7.142cm" svg:x2="11.379cm" svg:y2="8.247cm" draw:start-shape="id4" draw:start-glue-point="2" draw:end-shape="id6" draw:end-glue-point="4" svg:d="M10068 7142v552h1311v553" svg:viewBox="0 0 1312 1106">
          <text:p/>
        </draw:connector>
        <draw:connector draw:style-name="gr15" draw:text-style-name="P2" draw:layer="layout" svg:x1="16.375cm" svg:y1="7.142cm" svg:x2="17.679cm" svg:y2="8.247cm" draw:start-shape="id3" draw:start-glue-point="2" draw:end-shape="id7" draw:end-glue-point="4" svg:d="M16375 7142v552h1304v553" svg:viewBox="0 0 1305 1106">
          <text:p/>
        </draw:connector>
        <draw:connector draw:style-name="gr15" draw:text-style-name="P2" draw:layer="layout" svg:x1="5.886cm" svg:y1="9.185cm" svg:x2="6.826cm" svg:y2="9.2cm" draw:start-shape="id8" draw:start-glue-point="10" draw:end-shape="id5" draw:end-glue-point="5" svg:d="M5886 9185h470v15h470" svg:viewBox="0 0 941 16">
          <text:p/>
        </draw:connector>
        <draw:connector draw:style-name="gr15" draw:text-style-name="P2" draw:layer="layout" svg:x1="8.731cm" svg:y1="9.2cm" svg:x2="10.426cm" svg:y2="9.2cm" draw:start-shape="id5" draw:start-glue-point="7" draw:end-shape="id6" draw:end-glue-point="5" svg:d="M8731 9200h1695" svg:viewBox="0 0 1696 1">
          <text:p/>
        </draw:connector>
        <draw:connector draw:style-name="gr15" draw:text-style-name="P2" draw:layer="layout" svg:x1="12.331cm" svg:y1="9.2cm" svg:x2="16.726cm" svg:y2="9.2cm" draw:start-shape="id6" draw:start-glue-point="7" draw:end-shape="id7" draw:end-glue-point="5" svg:d="M12331 9200h4395" svg:viewBox="0 0 4396 1">
          <text:p/>
        </draw:connector>
        <draw:custom-shape draw:style-name="gr14" draw:text-style-name="P8" xml:id="id9" draw:id="id9" draw:layer="layout" svg:width="1.854cm" svg:height="1.854cm" svg:x="19.532cm" svg:y="8.258cm">
          <text:p text:style-name="P5"><text:span text:style-name="T3">H(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8.631cm" svg:y1="9.2cm" svg:x2="19.532cm" svg:y2="9.185cm" draw:start-shape="id7" draw:start-glue-point="7" draw:end-shape="id9" draw:end-glue-point="6" svg:d="M18631 9200h451v-15h450" svg:viewBox="0 0 902 16">
          <text:p/>
        </draw:connector>
      </draw:page>
      <draw:page draw:name="page3" draw:style-name="dp1" draw:master-page-name="Default">
        <draw:custom-shape draw:style-name="gr16" draw:text-style-name="P13" draw:layer="layout" svg:width="5.334cm" svg:height="5.588cm" svg:x="2.143cm" svg:y="2.397cm">
          <text:p text:style-name="P12"><text:span text:style-name="T3">Block 0 </text:span><text:span text:style-name="T3">(Genesis)</text:span><text:span text:style-name="T3"><text:line-break/></text:span><text:span text:style-name="T5">index: </text:span><text:span text:style-name="T6">0</text:span></text:p>
          <text:p text:style-name="P12"><text:span text:style-name="T5">timestamp: </text:span><text:span text:style-name="T6">1540461256</text:span><text:span text:style-name="T5"><text:line-break/></text:span><text:span text:style-name="T5">hash: </text:span><text:span text:style-name="T6">0xae3f...55</text:span></text:p>
          <text:p text:style-name="P12"><text:span text:style-name="T7">previousHash: </text:span><text:span text:style-name="T8">0x00.00</text:span></text:p>
          <text:p text:style-name="P12"><text:span text:style-name="T9">dataHash:</text:span><text:span text:style-name="T10"> </text:span><text:span text:style-name="T10">0x45fb..21</text:span></text:p>
          <text:p text:style-name="P12"><text:span text:style-name="T10"/></text:p>
          <text:p text:style-name="P12"><text:span text:style-name="T9">-------------------------------</text:span><text:span text:style-name="T9">---</text:span></text:p>
          <text:p text:style-name="P12"><text:span text:style-name="T9">data: </text:span><text:span text:style-name="T10">block0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8.747cm" svg:y="2.397cm">
          <text:p text:style-name="P12"><text:span text:style-name="T3">Block 1</text:span><text:span text:style-name="T3"><text:line-break/></text:span><text:span text:style-name="T5">index: </text:span><text:span text:style-name="T6">1</text:span></text:p>
          <text:p text:style-name="P12"><text:span text:style-name="T5">timestamp: </text:span><text:span text:style-name="T6">1540461472</text:span><text:span text:style-name="T5"><text:line-break/></text:span><text:span text:style-name="T5">hash: </text:span><text:span text:style-name="T6">0xf6e2...e3</text:span></text:p>
          <text:p text:style-name="P12"><text:span text:style-name="T11">previousHash: </text:span><text:span text:style-name="T6">0xae3f...55</text:span></text:p>
          <text:p text:style-name="P14"><text:span text:style-name="T12">dataHash:</text:span><text:span text:style-name="T13"> 0x89ca..93</text:span><text:span text:style-name="T13"><text:line-break/></text:span><text:span text:style-name="T13"><text:line-break/></text:span><text:span text:style-name="T9">----------------------------------</text:span></text:p>
          <text:p text:style-name="P12"><text:span text:style-name="T9">data: </text:span><text:span text:style-name="T10">block1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15.351cm" svg:y="2.397cm">
          <text:p text:style-name="P12"><text:span text:style-name="T3">Block 2</text:span><text:span text:style-name="T3"><text:line-break/></text:span><text:span text:style-name="T5">index: </text:span><text:span text:style-name="T6">2</text:span></text:p>
          <text:p text:style-name="P12"><text:span text:style-name="T5">timestamp: </text:span><text:span text:style-name="T6">1540462249</text:span><text:span text:style-name="T5"><text:line-break/></text:span><text:span text:style-name="T5">hash: </text:span><text:span text:style-name="T6">0x9327...a2</text:span></text:p>
          <text:p text:style-name="P12"><text:span text:style-name="T11">previousHash: </text:span><text:span text:style-name="T6">0xf6e2...e3</text:span></text:p>
          <text:p text:style-name="P14"><text:span text:style-name="T12">dataHash:</text:span><text:span text:style-name="T13"> 0xe3a2..b1</text:span><text:span text:style-name="T13"><text:line-break/></text:span><text:span text:style-name="T13"><text:line-break/></text:span><text:span text:style-name="T9">----------------------------------</text:span></text:p>
          <text:p text:style-name="P12"><text:span text:style-name="T9">data: </text:span><text:span text:style-name="T10">block2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8.874cm" svg:y1="5.318cm" svg:x2="5.826cm" svg:y2="4.81cm">
          <text:p/>
        </draw:line>
        <draw:line draw:style-name="gr18" draw:text-style-name="P2" draw:layer="layout" svg:x1="15.475cm" svg:y1="5.282cm" svg:x2="12.427cm" svg:y2="4.774cm">
          <text:p/>
        </draw:line>
      </draw:page>
      <draw:page draw:name="page4" draw:style-name="dp1" draw:master-page-name="Default">
        <draw:custom-shape draw:style-name="gr19" draw:text-style-name="P15" draw:layer="layout" svg:width="1.524cm" svg:height="2.413cm" svg:x="3.159cm" svg:y="11.414cm">
          <text:p text:style-name="P5">T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5.659cm" svg:y="11.414cm">
          <text:p text:style-name="P5">T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8.659cm" svg:y="11.414cm">
          <text:p text:style-name="P5">T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1.159cm" svg:y="11.414cm">
          <text:p text:style-name="P5">T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4.159cm" svg:y="11.414cm">
          <text:p text:style-name="P5">T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6.659cm" svg:y="11.414cm">
          <text:p text:style-name="P5">T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9.659cm" svg:y="11.414cm">
          <text:p text:style-name="P5">T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22.159cm" svg:y="11.414cm">
          <text:p text:style-name="P5">T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3.159cm" svg:y="9.418cm">
          <text:p text:style-name="P5"><text:span text:style-name="T15">H</text:span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5.659cm" svg:y="9.418cm">
          <text:p text:style-name="P5"><text:span text:style-name="T15">H</text:span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8.659cm" svg:y="9.418cm">
          <text:p text:style-name="P5"><text:span text:style-name="T15">H</text:span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1.159cm" svg:y="9.418cm">
          <text:p text:style-name="P5">H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4.159cm" svg:y="9.418cm">
          <text:p text:style-name="P5">H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6.659cm" svg:y="9.418cm">
          <text:p text:style-name="P5">H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9.659cm" svg:y="9.418cm">
          <text:p text:style-name="P5">H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22.159cm" svg:y="9.418cm">
          <text:p text:style-name="P5">H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3.259cm" svg:y="7.376cm">
          <text:p text:style-name="P5">H<text:span text:style-name="T14">(A||B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8.659cm" svg:y="7.376cm">
          <text:p text:style-name="P5">H<text:span text:style-name="T14">(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4.159cm" svg:y="7.376cm">
          <text:p text:style-name="P5">H<text:span text:style-name="T14">(E||F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9.659cm" svg:y="7.376cm">
          <text:p text:style-name="P5">H<text:span text:style-name="T14">(G||H)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3.945cm" svg:y1="10.944cm" svg:x2="3.945cm" svg:y2="11.409cm">
          <text:p/>
        </draw:line>
        <draw:line draw:style-name="gr23" draw:text-style-name="P2" draw:layer="layout" svg:x1="6.445cm" svg:y1="10.945cm" svg:x2="6.445cm" svg:y2="11.41cm">
          <text:p/>
        </draw:line>
        <draw:line draw:style-name="gr23" draw:text-style-name="P2" draw:layer="layout" svg:x1="9.445cm" svg:y1="10.946cm" svg:x2="9.445cm" svg:y2="11.411cm">
          <text:p/>
        </draw:line>
        <draw:line draw:style-name="gr23" draw:text-style-name="P2" draw:layer="layout" svg:x1="11.945cm" svg:y1="10.947cm" svg:x2="11.945cm" svg:y2="11.412cm">
          <text:p/>
        </draw:line>
        <draw:line draw:style-name="gr23" draw:text-style-name="P2" draw:layer="layout" svg:x1="14.945cm" svg:y1="10.948cm" svg:x2="14.945cm" svg:y2="11.413cm">
          <text:p/>
        </draw:line>
        <draw:line draw:style-name="gr23" draw:text-style-name="P2" draw:layer="layout" svg:x1="17.445cm" svg:y1="10.949cm" svg:x2="17.445cm" svg:y2="11.414cm">
          <text:p/>
        </draw:line>
        <draw:line draw:style-name="gr23" draw:text-style-name="P2" draw:layer="layout" svg:x1="22.945cm" svg:y1="10.95cm" svg:x2="22.945cm" svg:y2="11.415cm">
          <text:p/>
        </draw:line>
        <draw:line draw:style-name="gr23" draw:text-style-name="P2" draw:layer="layout" svg:x1="20.445cm" svg:y1="10.951cm" svg:x2="20.445cm" svg:y2="11.416cm">
          <text:p/>
        </draw:line>
        <draw:line draw:style-name="gr24" draw:text-style-name="P2" draw:layer="layout" svg:x1="5.319cm" svg:y1="8.507cm" svg:x2="3.964cm" svg:y2="9.403cm">
          <text:p/>
        </draw:line>
        <draw:line draw:style-name="gr24" draw:text-style-name="P2" draw:layer="layout" svg:x1="10.82cm" svg:y1="8.507cm" svg:x2="9.465cm" svg:y2="9.403cm">
          <text:p/>
        </draw:line>
        <draw:line draw:style-name="gr24" draw:text-style-name="P2" draw:layer="layout" svg:x1="16.321cm" svg:y1="8.507cm" svg:x2="14.966cm" svg:y2="9.403cm">
          <text:p/>
        </draw:line>
        <draw:line draw:style-name="gr24" draw:text-style-name="P2" draw:layer="layout" svg:x1="21.822cm" svg:y1="8.507cm" svg:x2="20.467cm" svg:y2="9.403cm">
          <text:p/>
        </draw:line>
        <draw:line draw:style-name="gr24" draw:text-style-name="P2" draw:layer="layout" svg:x1="5.299cm" svg:y1="8.507cm" svg:x2="6.454cm" svg:y2="9.403cm">
          <text:p/>
        </draw:line>
        <draw:line draw:style-name="gr24" draw:text-style-name="P2" draw:layer="layout" svg:x1="10.8cm" svg:y1="8.507cm" svg:x2="11.955cm" svg:y2="9.403cm">
          <text:p/>
        </draw:line>
        <draw:line draw:style-name="gr24" draw:text-style-name="P2" draw:layer="layout" svg:x1="16.301cm" svg:y1="8.507cm" svg:x2="17.456cm" svg:y2="9.403cm">
          <text:p/>
        </draw:line>
        <draw:line draw:style-name="gr24" draw:text-style-name="P2" draw:layer="layout" svg:x1="21.802cm" svg:y1="8.507cm" svg:x2="22.957cm" svg:y2="9.403cm">
          <text:p/>
        </draw:line>
        <draw:custom-shape draw:style-name="gr21" draw:text-style-name="P15" draw:layer="layout" svg:width="4.013cm" svg:height="1.143cm" svg:x="5.959cm" svg:y="5.376cm">
          <text:p text:style-name="P5">H<text:span text:style-name="T14">(A||B||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6.959cm" svg:y="5.376cm">
          <text:p text:style-name="P5">H<text:span text:style-name="T14">(E||F||G||H)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8.12cm" svg:y1="6.507cm" svg:x2="5.319cm" svg:y2="7.351cm">
          <text:p/>
        </draw:line>
        <draw:line draw:style-name="gr24" draw:text-style-name="P2" draw:layer="layout" svg:x1="8cm" svg:y1="6.507cm" svg:x2="10.877cm" svg:y2="7.381cm">
          <text:p/>
        </draw:line>
        <draw:line draw:style-name="gr24" draw:text-style-name="P2" draw:layer="layout" svg:x1="19.121cm" svg:y1="6.507cm" svg:x2="16.435cm" svg:y2="7.351cm">
          <text:p/>
        </draw:line>
        <draw:line draw:style-name="gr24" draw:text-style-name="P2" draw:layer="layout" svg:x1="19.101cm" svg:y1="6.507cm" svg:x2="21.903cm" svg:y2="7.381cm">
          <text:p/>
        </draw:line>
        <draw:custom-shape draw:style-name="gr21" draw:text-style-name="P15" draw:layer="layout" svg:width="4.013cm" svg:height="1.143cm" svg:x="11.759cm" svg:y="3.476cm">
          <text:p text:style-name="P5">H<text:span text:style-name="T14">ROOT</text:span>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3.955cm" svg:y1="4.602cm" svg:x2="8.187cm" svg:y2="5.379cm">
          <text:p/>
        </draw:line>
        <draw:line draw:style-name="gr24" draw:text-style-name="P2" draw:layer="layout" svg:x1="13.955cm" svg:y1="4.602cm" svg:x2="19.154cm" svg:y2="5.3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10-29T13:05:51.373830204</dc:date>
    <meta:editing-duration>PT1H7M28S</meta:editing-duration>
    <meta:editing-cycles>14</meta:editing-cycles>
    <meta:generator>LibreOffice/6.1.2.1$Linux_X86_64 LibreOffice_project/10$Build-1</meta:generator>
    <meta:document-statistic meta:object-count="84"/>
  </office:meta>
</office:document-meta>
</file>